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043in"/>
    </style:style>
    <style:style style:name="co2" style:family="table-column">
      <style:table-column-properties fo:break-before="auto" style:column-width="0.8047in"/>
    </style:style>
    <style:style style:name="co3" style:family="table-column">
      <style:table-column-properties fo:break-before="auto" style:column-width="1.15in"/>
    </style:style>
    <style:style style:name="co4" style:family="table-column">
      <style:table-column-properties fo:break-before="auto" style:column-width="0.8772in"/>
    </style:style>
    <style:style style:name="co5" style:family="table-column">
      <style:table-column-properties fo:break-before="auto" style:column-width="1.0228in"/>
    </style:style>
    <style:style style:name="co6" style:family="table-column">
      <style:table-column-properties fo:break-before="auto" style:column-width="0.95in"/>
    </style:style>
    <style:style style:name="co7" style:family="table-column">
      <style:table-column-properties fo:break-before="auto" style:column-width="0.986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yes&quot;" style:apply-style-name="Untitled3" style:base-cell-address="Sheet1.H2"/>
    </style:style>
    <style:style style:name="ce2" style:family="table-cell" style:parent-style-name="Default">
      <style:map style:condition="cell-content()=&quot;yes&quot;" style:apply-style-name="Untitled1" style:base-cell-address="Sheet1.L2"/>
      <style:map style:condition="cell-content()=&quot;paraphrase&quot;" style:apply-style-name="Untitled2" style:base-cell-address="Sheet1.L2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2" table:default-cell-style-name="ce2"/>
        <table:table-row table:style-name="ro1">
          <table:table-cell office:value-type="string" calcext:value-type="string">
            <text:p>Topic</text:p>
          </table:table-cell>
          <table:table-cell office:value-type="string" calcext:value-type="string">
            <text:p><text:s/>Languages</text:p>
          </table:table-cell>
          <table:table-cell office:value-type="string" calcext:value-type="string">
            <text:p><text:s/>Maximum value</text:p>
          </table:table-cell>
          <table:table-cell office:value-type="string" calcext:value-type="string">
            <text:p><text:s/>Length of L1</text:p>
          </table:table-cell>
          <table:table-cell office:value-type="string" calcext:value-type="string">
            <text:p><text:s/>Length of L2</text:p>
          </table:table-cell>
          <table:table-cell office:value-type="string" calcext:value-type="string">
            <text:p><text:s/>%L1</text:p>
          </table:table-cell>
          <table:table-cell office:value-type="string" calcext:value-type="string">
            <text:p><text:s/>%L2</text:p>
          </table:table-cell>
          <table:table-cell table:style-name="Default" office:value-type="string" calcext:value-type="string">
            <text:p><text:s/>Diagonal&gt;=2</text:p>
          </table:table-cell>
          <table:table-cell table:style-name="Default" office:value-type="string" calcext:value-type="string">
            <text:p><text:s/>Diagonal &gt;=3</text:p>
          </table:table-cell>
          <table:table-cell table:style-name="Default" office:value-type="string" calcext:value-type="string">
            <text:p><text:s/>Diagonal&gt;=4</text:p>
          </table:table-cell>
          <table:table-cell table:style-name="Default" office:value-type="string" calcext:value-type="string">
            <text:p><text:s/>Diagonal&gt;=5</text:p>
          </table:table-cell>
          <table:table-cell table:style-name="Default" office:value-type="string" calcext:value-type="string">
            <text:p>Cosine</text:p>
          </table:table-cell>
          <table:table-cell table:style-name="ce3" office:value-type="string" calcext:value-type="string">
            <text:p>Jaccard</text:p>
          </table:table-cell>
        </table:table-row>
        <table:table-row table:style-name="ro1">
          <table:table-cell office:value-type="string" calcext:value-type="string">
            <text:p>Ala Littoria</text:p>
          </table:table-cell>
          <table:table-cell office:value-type="string" calcext:value-type="string">
            <text:p>de.it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la Littoria</text:p>
          </table:table-cell>
          <table:table-cell office:value-type="string" calcext:value-type="string">
            <text:p>fr.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la Littoria</text:p>
          </table:table-cell>
          <table:table-cell office:value-type="string" calcext:value-type="string">
            <text:p>it.e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vio Linee Italiane</text:p>
          </table:table-cell>
          <table:table-cell office:value-type="string" calcext:value-type="string">
            <text:p>de.e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vio Linee Italiane</text:p>
          </table:table-cell>
          <table:table-cell office:value-type="string" calcext:value-type="string">
            <text:p>it.e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ANT Z.1007</text:p>
          </table:table-cell>
          <table:table-cell office:value-type="string" calcext:value-type="string">
            <text:p>de.en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iat A.80</text:p>
          </table:table-cell>
          <table:table-cell office:value-type="string" calcext:value-type="string">
            <text:p>de.f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iat A.80</text:p>
          </table:table-cell>
          <table:table-cell office:value-type="string" calcext:value-type="string">
            <text:p>fr.e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iat A.80</text:p>
          </table:table-cell>
          <table:table-cell office:value-type="string" calcext:value-type="string">
            <text:p>it.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iat G.12</text:p>
          </table:table-cell>
          <table:table-cell office:value-type="string" calcext:value-type="string">
            <text:p>de.en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iat G.12</text:p>
          </table:table-cell>
          <table:table-cell office:value-type="string" calcext:value-type="string">
            <text:p>de.fr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iat G.12</text:p>
          </table:table-cell>
          <table:table-cell office:value-type="string" calcext:value-type="string">
            <text:p>de.it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iat G.12</text:p>
          </table:table-cell>
          <table:table-cell office:value-type="string" calcext:value-type="string">
            <text:p>fr.en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lini Impregilo</text:p>
          </table:table-cell>
          <table:table-cell office:value-type="string" calcext:value-type="string">
            <text:p>de.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lini Impregilo</text:p>
          </table:table-cell>
          <table:table-cell office:value-type="string" calcext:value-type="string">
            <text:p>de.i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lini Impregilo</text:p>
          </table:table-cell>
          <table:table-cell office:value-type="string" calcext:value-type="string">
            <text:p>it.en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obile T.34 Roma</text:p>
          </table:table-cell>
          <table:table-cell office:value-type="string" calcext:value-type="string">
            <text:p>it.en</text:p>
          </table:table-cell>
          <table:table-cell office:value-type="float" office:value="0.0769230769230769" calcext:value-type="float">
            <text:p>0.076923076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.3333333333333" calcext:value-type="float">
            <text:p>13.3333333333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iat G.12</text:p>
          </table:table-cell>
          <table:table-cell office:value-type="string" calcext:value-type="string">
            <text:p>it.fr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4.2857142857143" calcext:value-type="float">
            <text:p>14.2857142857</text:p>
          </table:table-cell>
          <table:table-cell office:value-type="float" office:value="2.8169014084507" calcext:value-type="float">
            <text:p>2.8169014085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aproni Ca.73</text:p>
          </table:table-cell>
          <table:table-cell office:value-type="string" calcext:value-type="string">
            <text:p>fr.en</text:p>
          </table:table-cell>
          <table:table-cell office:value-type="float" office:value="0.115384615384615" calcext:value-type="float">
            <text:p>0.115384615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3.3333333333333" calcext:value-type="float">
            <text:p>33.3333333333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ing Long</text:p>
          </table:table-cell>
          <table:table-cell office:value-type="string" calcext:value-type="string">
            <text:p>de.fr</text:p>
          </table:table-cell>
          <table:table-cell office:value-type="float" office:value="0.115384615384615" calcext:value-type="float">
            <text:p>0.1153846154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3.17460317460317" calcext:value-type="float">
            <text:p>3.1746031746</text:p>
          </table:table-cell>
          <table:table-cell office:value-type="float" office:value="16.6666666666667" calcext:value-type="float">
            <text:p>16.6666666667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vio Linee Italiane</text:p>
          </table:table-cell>
          <table:table-cell office:value-type="string" calcext:value-type="string">
            <text:p>de.it</text:p>
          </table:table-cell>
          <table:table-cell office:value-type="float" office:value="0.125" calcext:value-type="float">
            <text:p>0.12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8.5714285714286" calcext:value-type="float">
            <text:p>28.5714285714</text:p>
          </table:table-cell>
          <table:table-cell office:value-type="float" office:value="57.1428571428571" calcext:value-type="float">
            <text:p>57.1428571429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aproni Ca.73</text:p>
          </table:table-cell>
          <table:table-cell office:value-type="string" calcext:value-type="string">
            <text:p>de.en</text:p>
          </table:table-cell>
          <table:table-cell office:value-type="float" office:value="0.137931034482759" calcext:value-type="float">
            <text:p>0.137931034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8.75" calcext:value-type="float">
            <text:p>18.7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la Littoria</text:p>
          </table:table-cell>
          <table:table-cell office:value-type="string" calcext:value-type="string">
            <text:p>de.fr</text:p>
          </table:table-cell>
          <table:table-cell office:value-type="float" office:value="0.148148148148148" calcext:value-type="float">
            <text:p>0.148148148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ANT Z.1007</text:p>
          </table:table-cell>
          <table:table-cell office:value-type="string" calcext:value-type="string">
            <text:p>de.fr</text:p>
          </table:table-cell>
          <table:table-cell office:value-type="float" office:value="0.148936170212766" calcext:value-type="float">
            <text:p>0.1489361702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10.5263157894737" calcext:value-type="float">
            <text:p>10.5263157895</text:p>
          </table:table-cell>
          <table:table-cell office:value-type="float" office:value="3.44827586206897" calcext:value-type="float">
            <text:p>3.4482758621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aproni Ca.73</text:p>
          </table:table-cell>
          <table:table-cell office:value-type="string" calcext:value-type="string">
            <text:p>it.en</text:p>
          </table:table-cell>
          <table:table-cell office:value-type="float" office:value="0.16" calcext:value-type="float">
            <text:p>0.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33.3333333333333" calcext:value-type="float">
            <text:p>33.3333333333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iat A.80</text:p>
          </table:table-cell>
          <table:table-cell office:value-type="string" calcext:value-type="string">
            <text:p>de.en</text:p>
          </table:table-cell>
          <table:table-cell office:value-type="float" office:value="0.2" calcext:value-type="float">
            <text:p>0.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iat G.12</text:p>
          </table:table-cell>
          <table:table-cell office:value-type="string" calcext:value-type="string">
            <text:p>it.en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8.5714285714286" calcext:value-type="float">
            <text:p>28.57142857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obile T.34 Roma</text:p>
          </table:table-cell>
          <table:table-cell office:value-type="string" calcext:value-type="string">
            <text:p>fr.en</text:p>
          </table:table-cell>
          <table:table-cell office:value-type="float" office:value="0.219512195121951" calcext:value-type="float">
            <text:p>0.219512195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26.6666666666667" calcext:value-type="float">
            <text:p>26.6666666667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aproni Ca.73</text:p>
          </table:table-cell>
          <table:table-cell office:value-type="string" calcext:value-type="string">
            <text:p>de.it</text:p>
          </table:table-cell>
          <table:table-cell office:value-type="float" office:value="0.222222222222222" calcext:value-type="float">
            <text:p>0.222222222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2.5" calcext:value-type="float">
            <text:p>12.5</text:p>
          </table:table-cell>
          <table:table-cell office:value-type="float" office:value="66.6666666666667" calcext:value-type="float">
            <text:p>66.6666666667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vio Linee Italiane</text:p>
          </table:table-cell>
          <table:table-cell office:value-type="string" calcext:value-type="string">
            <text:p>it.fr</text:p>
          </table:table-cell>
          <table:table-cell office:value-type="float" office:value="0.227272727272727" calcext:value-type="float">
            <text:p>0.227272727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2.8571428571429" calcext:value-type="float">
            <text:p>42.8571428571</text:p>
          </table:table-cell>
          <table:table-cell office:value-type="float" office:value="21.4285714285714" calcext:value-type="float">
            <text:p>21.4285714286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Nobile T.34 Roma</text:p>
          </table:table-cell>
          <table:table-cell office:value-type="string" calcext:value-type="string">
            <text:p>de.en</text:p>
          </table:table-cell>
          <table:table-cell office:value-type="float" office:value="0.230769230769231" calcext:value-type="float">
            <text:p>0.230769230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lini Impregilo</text:p>
          </table:table-cell>
          <table:table-cell office:value-type="string" calcext:value-type="string">
            <text:p>de.fr</text:p>
          </table:table-cell>
          <table:table-cell office:value-type="float" office:value="0.235294117647059" calcext:value-type="float">
            <text:p>0.2352941176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.125" calcext:value-type="float">
            <text:p>3.125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ing Long</text:p>
          </table:table-cell>
          <table:table-cell office:value-type="string" calcext:value-type="string">
            <text:p>it.fr</text:p>
          </table:table-cell>
          <table:table-cell office:value-type="float" office:value="0.258064516129032" calcext:value-type="float">
            <text:p>0.258064516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33.3333333333333" calcext:value-type="float">
            <text:p>33.3333333333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vio Linee Italiane</text:p>
          </table:table-cell>
          <table:table-cell office:value-type="string" calcext:value-type="string">
            <text:p>de.fr</text:p>
          </table:table-cell>
          <table:table-cell office:value-type="float" office:value="0.294117647058824" calcext:value-type="float">
            <text:p>0.294117647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28.5714285714286" calcext:value-type="float">
            <text:p>28.5714285714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aproni Ca.73</text:p>
          </table:table-cell>
          <table:table-cell office:value-type="string" calcext:value-type="string">
            <text:p>de.fr</text:p>
          </table:table-cell>
          <table:table-cell office:value-type="float" office:value="0.294117647058824" calcext:value-type="float">
            <text:p>0.294117647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1.25" calcext:value-type="float">
            <text:p>31.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ANT Z.1007</text:p>
          </table:table-cell>
          <table:table-cell office:value-type="string" calcext:value-type="string">
            <text:p>de.it</text:p>
          </table:table-cell>
          <table:table-cell office:value-type="float" office:value="0.303030303030303" calcext:value-type="float">
            <text:p>0.303030303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31.5789473684211" calcext:value-type="float">
            <text:p>31.5789473684</text:p>
          </table:table-cell>
          <table:table-cell office:value-type="float" office:value="8.69565217391304" calcext:value-type="float">
            <text:p>8.6956521739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lini Impregilo</text:p>
          </table:table-cell>
          <table:table-cell office:value-type="string" calcext:value-type="string">
            <text:p>fr.en</text:p>
          </table:table-cell>
          <table:table-cell office:value-type="float" office:value="0.318181818181818" calcext:value-type="float">
            <text:p>0.3181818182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6.25" calcext:value-type="float">
            <text:p>6.25</text:p>
          </table:table-cell>
          <table:table-cell office:value-type="float" office:value="33.3333333333333" calcext:value-type="float">
            <text:p>33.3333333333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iat A.80</text:p>
          </table:table-cell>
          <table:table-cell office:value-type="string" calcext:value-type="string">
            <text:p>it.fr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14.2857142857143" calcext:value-type="float">
            <text:p>14.285714285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Giuseppe Merosi</text:p>
          </table:table-cell>
          <table:table-cell office:value-type="string" calcext:value-type="string">
            <text:p>de.it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URSS W6 OSOAVIAKHIM</text:p>
          </table:table-cell>
          <table:table-cell office:value-type="string" calcext:value-type="string">
            <text:p>de.en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15.3846153846154" calcext:value-type="float">
            <text:p>15.3846153846</text:p>
          </table:table-cell>
          <table:table-cell office:value-type="float" office:value="63.6363636363636" calcext:value-type="float">
            <text:p>63.6363636364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ing Long</text:p>
          </table:table-cell>
          <table:table-cell office:value-type="string" calcext:value-type="string">
            <text:p>de.en</text:p>
          </table:table-cell>
          <table:table-cell office:value-type="float" office:value="0.35" calcext:value-type="float">
            <text:p>0.35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9.52380952380952" calcext:value-type="float">
            <text:p>9.5238095238</text:p>
          </table:table-cell>
          <table:table-cell office:value-type="float" office:value="31.5789473684211" calcext:value-type="float">
            <text:p>31.5789473684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URSS W6 OSOAVIAKHIM</text:p>
          </table:table-cell>
          <table:table-cell office:value-type="string" calcext:value-type="string">
            <text:p>fr.en</text:p>
          </table:table-cell>
          <table:table-cell office:value-type="float" office:value="0.368421052631579" calcext:value-type="float">
            <text:p>0.3684210526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7.6470588235294" calcext:value-type="float">
            <text:p>17.6470588235</text:p>
          </table:table-cell>
          <table:table-cell office:value-type="float" office:value="54.5454545454545" calcext:value-type="float">
            <text:p>54.545454545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Giuseppe Merosi</text:p>
          </table:table-cell>
          <table:table-cell office:value-type="string" calcext:value-type="string">
            <text:p>de.fr</text:p>
          </table:table-cell>
          <table:table-cell office:value-type="float" office:value="0.375" calcext:value-type="float">
            <text:p>0.37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39.1304347826087" calcext:value-type="float">
            <text:p>39.1304347826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Giuseppe Merosi</text:p>
          </table:table-cell>
          <table:table-cell office:value-type="string" calcext:value-type="string">
            <text:p>fr.en</text:p>
          </table:table-cell>
          <table:table-cell office:value-type="float" office:value="0.375" calcext:value-type="float">
            <text:p>0.375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30.4347826086957" calcext:value-type="float">
            <text:p>30.4347826087</text:p>
          </table:table-cell>
          <table:table-cell office:value-type="float" office:value="43.75" calcext:value-type="float">
            <text:p>43.75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Giuseppe Merosi</text:p>
          </table:table-cell>
          <table:table-cell office:value-type="string" calcext:value-type="string">
            <text:p>it.en</text:p>
          </table:table-cell>
          <table:table-cell office:value-type="float" office:value="0.388888888888889" calcext:value-type="float">
            <text:p>0.3888888889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31.25" calcext:value-type="float">
            <text:p>31.2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URSS W6 OSOAVIAKHIM</text:p>
          </table:table-cell>
          <table:table-cell office:value-type="string" calcext:value-type="string">
            <text:p>it.en</text:p>
          </table:table-cell>
          <table:table-cell office:value-type="float" office:value="0.428571428571429" calcext:value-type="float">
            <text:p>0.4285714286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54.5454545454545" calcext:value-type="float">
            <text:p>54.5454545455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URSS W6 OSOAVIAKHIM</text:p>
          </table:table-cell>
          <table:table-cell office:value-type="string" calcext:value-type="string">
            <text:p>de.it</text:p>
          </table:table-cell>
          <table:table-cell office:value-type="float" office:value="0.466666666666667" calcext:value-type="float">
            <text:p>0.4666666667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36.5384615384615" calcext:value-type="float">
            <text:p>36.5384615385</text:p>
          </table:table-cell>
          <table:table-cell office:value-type="float" office:value="52.7777777777778" calcext:value-type="float">
            <text:p>52.7777777778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Caproni Ca.73</text:p>
          </table:table-cell>
          <table:table-cell office:value-type="string" calcext:value-type="string">
            <text:p>it.fr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King Long</text:p>
          </table:table-cell>
          <table:table-cell office:value-type="string" calcext:value-type="string">
            <text:p>de.it</text:p>
          </table:table-cell>
          <table:table-cell office:value-type="float" office:value="0.5" calcext:value-type="float">
            <text:p>0.5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3.17460317460317" calcext:value-type="float">
            <text:p>3.1746031746</text:p>
          </table:table-cell>
          <table:table-cell office:value-type="float" office:value="16.6666666666667" calcext:value-type="float">
            <text:p>16.666666666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Ala Littoria</text:p>
          </table:table-cell>
          <table:table-cell office:value-type="string" calcext:value-type="string">
            <text:p>de.en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8.75" calcext:value-type="float">
            <text:p>18.75</text:p>
          </table:table-cell>
          <table:table-cell office:value-type="float" office:value="33.3333333333333" calcext:value-type="float">
            <text:p>33.3333333333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Ala Littoria</text:p>
          </table:table-cell>
          <table:table-cell office:value-type="string" calcext:value-type="string">
            <text:p>it.fr</text:p>
          </table:table-cell>
          <table:table-cell office:value-type="float" office:value="0.545454545454545" calcext:value-type="float">
            <text:p>0.545454545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bile T.34 Roma</text:p>
          </table:table-cell>
          <table:table-cell office:value-type="string" calcext:value-type="string">
            <text:p>de.fr</text:p>
          </table:table-cell>
          <table:table-cell office:value-type="float" office:value="0.555555555555556" calcext:value-type="float">
            <text:p>0.555555555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55.5555555555556" calcext:value-type="float">
            <text:p>55.5555555556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King Long</text:p>
          </table:table-cell>
          <table:table-cell office:value-type="string" calcext:value-type="string">
            <text:p>fr.en</text:p>
          </table:table-cell>
          <table:table-cell office:value-type="float" office:value="0.564102564102564" calcext:value-type="float">
            <text:p>0.564102564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1.0526315789474" calcext:value-type="float">
            <text:p>21.0526315789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CANT Z.1007</text:p>
          </table:table-cell>
          <table:table-cell office:value-type="string" calcext:value-type="string">
            <text:p>fr.en</text:p>
          </table:table-cell>
          <table:table-cell office:value-type="float" office:value="0.571428571428571" calcext:value-type="float">
            <text:p>0.5714285714</text:p>
          </table:table-cell>
          <table:table-cell office:value-type="float" office:value="58" calcext:value-type="float">
            <text:p>58</text:p>
          </table:table-cell>
          <table:table-cell office:value-type="float" office:value="138" calcext:value-type="float">
            <text:p>138</text:p>
          </table:table-cell>
          <table:table-cell office:value-type="float" office:value="29.3103448275862" calcext:value-type="float">
            <text:p>29.3103448276</text:p>
          </table:table-cell>
          <table:table-cell office:value-type="float" office:value="12.3188405797101" calcext:value-type="float">
            <text:p>12.3188405797</text:p>
          </table:table-cell>
          <table:table-cell table:number-columns-repeated="6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ing Long</text:p>
          </table:table-cell>
          <table:table-cell office:value-type="string" calcext:value-type="string">
            <text:p>it.en</text:p>
          </table:table-cell>
          <table:table-cell office:value-type="float" office:value="0.607142857142857" calcext:value-type="float">
            <text:p>0.607142857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31.5789473684211" calcext:value-type="float">
            <text:p>31.5789473684</text:p>
          </table:table-cell>
          <table:table-cell table:number-columns-repeated="6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bile T.34 Roma</text:p>
          </table:table-cell>
          <table:table-cell office:value-type="string" calcext:value-type="string">
            <text:p>de.it</text:p>
          </table:table-cell>
          <table:table-cell office:value-type="float" office:value="0.625" calcext:value-type="float">
            <text:p>0.62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1.1111111111111" calcext:value-type="float">
            <text:p>61.1111111111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URSS W6 OSOAVIAKHIM</text:p>
          </table:table-cell>
          <table:table-cell office:value-type="string" calcext:value-type="string">
            <text:p>it.fr</text:p>
          </table:table-cell>
          <table:table-cell office:value-type="float" office:value="0.636363636363636" calcext:value-type="float">
            <text:p>0.6363636364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69.4444444444444" calcext:value-type="float">
            <text:p>69.4444444444</text:p>
          </table:table-cell>
          <table:table-cell office:value-type="float" office:value="73.5294117647059" calcext:value-type="float">
            <text:p>73.5294117647</text:p>
          </table:table-cell>
          <table:table-cell table:number-columns-repeated="6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iat A.80</text:p>
          </table:table-cell>
          <table:table-cell office:value-type="string" calcext:value-type="string">
            <text:p>de.it</text:p>
          </table:table-cell>
          <table:table-cell office:value-type="float" office:value="0.647058823529412" calcext:value-type="float">
            <text:p>0.647058823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6.6666666666667" calcext:value-type="float">
            <text:p>66.6666666667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Nobile T.34 Roma</text:p>
          </table:table-cell>
          <table:table-cell office:value-type="string" calcext:value-type="string">
            <text:p>it.fr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77.7777777777778" calcext:value-type="float">
            <text:p>77.7777777778</text:p>
          </table:table-cell>
          <table:table-cell table:number-columns-repeated="6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lini Impregilo</text:p>
          </table:table-cell>
          <table:table-cell office:value-type="string" calcext:value-type="string">
            <text:p>it.fr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23.8095238095238" calcext:value-type="float">
            <text:p>23.8095238095</text:p>
          </table:table-cell>
          <table:table-cell office:value-type="float" office:value="31.25" calcext:value-type="float">
            <text:p>31.25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URSS W6 OSOAVIAKHIM</text:p>
          </table:table-cell>
          <table:table-cell office:value-type="string" calcext:value-type="string">
            <text:p>de.fr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38.4615384615385" calcext:value-type="float">
            <text:p>38.4615384615</text:p>
          </table:table-cell>
          <table:table-cell office:value-type="float" office:value="61.7647058823529" calcext:value-type="float">
            <text:p>61.7647058824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Giuseppe Merosi</text:p>
          </table:table-cell>
          <table:table-cell office:value-type="string" calcext:value-type="string">
            <text:p>it.fr</text:p>
          </table:table-cell>
          <table:table-cell office:value-type="float" office:value="0.75" calcext:value-type="float">
            <text:p>0.7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93.75" calcext:value-type="float">
            <text:p>93.75</text:p>
          </table:table-cell>
          <table:table-cell office:value-type="float" office:value="65.2173913043478" calcext:value-type="float">
            <text:p>65.2173913043</text:p>
          </table:table-cell>
          <table:table-cell table:number-columns-repeated="6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ANT Z.1007</text:p>
          </table:table-cell>
          <table:table-cell office:value-type="string" calcext:value-type="string">
            <text:p>it.fr</text:p>
          </table:table-cell>
          <table:table-cell office:value-type="float" office:value="0.76" calcext:value-type="float">
            <text:p>0.76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59.4202898550725" calcext:value-type="float">
            <text:p>59.4202898551</text:p>
          </table:table-cell>
          <table:table-cell office:value-type="float" office:value="70.6896551724138" calcext:value-type="float">
            <text:p>70.6896551724</text:p>
          </table:table-cell>
          <table:table-cell table:number-columns-repeated="6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vio Linee Italiane</text:p>
          </table:table-cell>
          <table:table-cell office:value-type="string" calcext:value-type="string">
            <text:p>fr.en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8.5714285714286" calcext:value-type="float">
            <text:p>28.5714285714</text:p>
          </table:table-cell>
          <table:table-cell office:value-type="float" office:value="21.0526315789474" calcext:value-type="float">
            <text:p>21.0526315789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ANT Z.1007</text:p>
          </table:table-cell>
          <table:table-cell office:value-type="string" calcext:value-type="string">
            <text:p>it.en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38" calcext:value-type="float">
            <text:p>138</text:p>
          </table:table-cell>
          <table:table-cell office:value-type="float" office:value="40.5797101449275" calcext:value-type="float">
            <text:p>40.5797101449</text:p>
          </table:table-cell>
          <table:table-cell office:value-type="float" office:value="20.2898550724638" calcext:value-type="float">
            <text:p>20.2898550725</text:p>
          </table:table-cell>
          <table:table-cell table:number-columns-repeated="6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iuseppe Merosi</text:p>
          </table:table-cell>
          <table:table-cell office:value-type="string" calcext:value-type="string">
            <text:p>de.en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string" calcext:value-type="string">
            <text:p>yes</text:p>
          </table:table-cell>
        </table:table-row>
        <calcext:conditional-formats>
          <calcext:conditional-format calcext:target-range-address="Sheet1.L2:Sheet1.M67">
            <calcext:condition calcext:apply-style-name="Untitled1" calcext:value="=&quot;yes&quot;" calcext:base-cell-address="Sheet1.L2"/>
            <calcext:condition calcext:apply-style-name="Untitled2" calcext:value="=&quot;paraphrase&quot;" calcext:base-cell-address="Sheet1.L2"/>
          </calcext:conditional-format>
          <calcext:conditional-format calcext:target-range-address="Sheet1.H2:Sheet1.K67">
            <calcext:condition calcext:apply-style-name="Untitled3" calcext:value="=&quot;yes&quot;" calcext:base-cell-address="Sheet1.H2"/>
          </calcext:conditional-format>
        </calcext:conditional-formats>
      </table:table>
      <table:named-expressions/>
      <table:database-ranges>
        <table:database-range table:name="__Anonymous_Sheet_DB__0" table:target-range-address="Sheet1.A1:Sheet1.M67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6600"/>
    </style:style>
    <style:style style:name="Untitled2" style:family="table-cell" style:parent-style-name="Default">
      <style:table-cell-properties fo:background-color="#ff3333"/>
    </style:style>
    <style:style style:name="Untitled3" style:family="table-cell" style:parent-style-name="Default">
      <style:table-cell-properties fo:background-color="#0066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1T11:58:13.580901050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871" meta:object-count="0"/>
  </office:meta>
</office:document-meta>
</file>